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text-properties fo:font-size="14pt" fo:font-style="normal" officeooo:paragraph-rsid="0068f078" style:font-size-asian="14pt" style:font-style-asian="normal" style:font-size-complex="14pt" style:font-style-complex="normal"/>
    </style:style>
    <style:style style:name="P3" style:family="paragraph" style:parent-style-name="Standard">
      <style:text-properties fo:font-size="14pt" fo:font-style="normal" officeooo:rsid="0068f078" officeooo:paragraph-rsid="0068f078" style:font-size-asian="14pt" style:font-style-asian="normal" style:font-size-complex="14pt" style:font-style-complex="normal"/>
    </style:style>
    <style:style style:name="P4" style:family="paragraph" style:parent-style-name="Standard">
      <style:text-properties fo:font-size="14pt" fo:font-style="normal" officeooo:rsid="006a9a97" officeooo:paragraph-rsid="006a9a97" style:font-size-asian="14pt" style:font-style-asian="normal" style:font-size-complex="14pt" style:font-style-complex="normal"/>
    </style:style>
    <style:style style:name="P5" style:family="paragraph" style:parent-style-name="Standard">
      <style:text-properties style:text-position="0% 100%" fo:font-size="14pt" fo:font-style="normal" officeooo:rsid="006a9a97" officeooo:paragraph-rsid="006a9a97" style:font-size-asian="14pt" style:font-style-asian="normal" style:font-size-complex="14pt" style:font-style-complex="normal"/>
    </style:style>
    <style:style style:name="P6" style:family="paragraph" style:parent-style-name="Standard">
      <style:text-properties style:text-position="0% 100%" fo:font-size="14pt" fo:font-style="normal" officeooo:rsid="006c7a7d" officeooo:paragraph-rsid="006c7a7d" style:font-size-asian="14pt" style:font-style-asian="normal" style:font-size-complex="14pt" style:font-style-complex="normal"/>
    </style:style>
    <style:style style:name="P7" style:family="paragraph" style:parent-style-name="Standard">
      <style:text-properties style:text-position="0% 100%" fo:font-size="14pt" fo:font-style="normal" officeooo:rsid="006dbf24" officeooo:paragraph-rsid="006dbf24" style:font-size-asian="14pt" style:font-style-asian="normal" style:font-size-complex="14pt" style:font-style-complex="normal"/>
    </style:style>
    <style:style style:name="P8" style:family="paragraph" style:parent-style-name="Standard">
      <style:paragraph-properties fo:text-align="center" style:justify-single-word="false"/>
      <style:text-properties fo:font-size="32pt" fo:font-weight="bold" officeooo:paragraph-rsid="005950b0" style:font-size-asian="32pt" style:font-weight-asian="bold" style:font-size-complex="32pt" style:font-weight-complex="bold"/>
    </style:style>
    <style:style style:name="P9" style:family="paragraph" style:parent-style-name="Standard">
      <style:text-properties style:text-position="0% 100%" fo:font-size="14pt" fo:font-style="normal" officeooo:rsid="005950b0" officeooo:paragraph-rsid="005950b0" style:font-size-asian="14pt" style:font-style-asian="normal" style:font-size-complex="14pt" style:font-style-complex="normal"/>
    </style:style>
    <style:style style:name="P10" style:family="paragraph" style:parent-style-name="Standard">
      <style:text-properties style:text-position="0% 100%" fo:font-size="14pt" fo:font-style="normal" officeooo:rsid="005950b0" officeooo:paragraph-rsid="0068f078" style:font-size-asian="14pt" style:font-style-asian="normal" style:font-size-complex="14pt" style:font-style-complex="normal"/>
    </style:style>
    <style:style style:name="P11" style:family="paragraph" style:parent-style-name="Standard">
      <style:text-properties style:text-position="0% 100%" fo:font-size="14pt" fo:font-style="normal" officeooo:rsid="0068f078" officeooo:paragraph-rsid="0068f078" style:font-size-asian="14pt" style:font-style-asian="normal" style:font-size-complex="14pt" style:font-style-complex="normal"/>
    </style:style>
    <style:style style:name="P12" style:family="paragraph" style:parent-style-name="Standard">
      <style:text-properties style:text-position="0% 100%" fo:font-size="14pt" fo:font-style="normal" fo:font-weight="normal" officeooo:rsid="006a9a97" officeooo:paragraph-rsid="0068f078" style:font-size-asian="14pt" style:font-style-asian="normal" style:font-weight-asian="normal" style:font-size-complex="14pt" style:font-style-complex="normal" style:font-weight-complex="normal"/>
    </style:style>
    <style:style style:name="P13" style:family="paragraph" style:parent-style-name="Standard">
      <style:text-properties style:text-position="0% 100%" fo:font-size="14pt" fo:font-style="normal" fo:font-weight="normal" officeooo:rsid="006a9a97" officeooo:paragraph-rsid="006a9a97" style:font-size-asian="14pt" style:font-style-asian="normal" style:font-weight-asian="normal" style:font-size-complex="14pt" style:font-style-complex="normal" style:font-weight-complex="normal"/>
    </style:style>
    <style:style style:name="P14" style:family="paragraph" style:parent-style-name="Standard">
      <style:text-properties style:text-position="0% 100%" fo:font-size="14pt" fo:font-style="normal" fo:font-weight="normal" officeooo:rsid="006c2a53" officeooo:paragraph-rsid="006a9a97" style:font-size-asian="14pt" style:font-style-asian="normal" style:font-weight-asian="normal" style:font-size-complex="14pt" style:font-style-complex="normal" style:font-weight-complex="normal"/>
    </style:style>
    <style:style style:name="P15" style:family="paragraph" style:parent-style-name="Standard">
      <style:text-properties style:text-position="0% 100%" fo:font-size="14pt" fo:font-style="normal" fo:font-weight="normal" officeooo:rsid="006c2a53" officeooo:paragraph-rsid="006c2a53" style:font-size-asian="14pt" style:font-style-asian="normal" style:font-weight-asian="normal" style:font-size-complex="14pt" style:font-style-complex="normal" style:font-weight-complex="normal"/>
    </style:style>
    <style:style style:name="P16" style:family="paragraph" style:parent-style-name="Standard">
      <style:text-properties style:text-position="0% 100%" fo:font-size="14pt" fo:font-style="normal" fo:font-weight="normal" officeooo:rsid="006dbf24" officeooo:paragraph-rsid="006c7a7d" style:font-size-asian="14pt" style:font-style-asian="normal" style:font-weight-asian="normal" style:font-size-complex="14pt" style:font-style-complex="normal" style:font-weight-complex="normal"/>
    </style:style>
    <style:style style:name="P17" style:family="paragraph" style:parent-style-name="Standard">
      <style:text-properties style:text-position="0% 100%" fo:font-size="14pt" fo:font-style="normal" fo:font-weight="normal" officeooo:rsid="006dbf24" officeooo:paragraph-rsid="006dbf24" style:font-size-asian="14pt" style:font-style-asian="normal" style:font-weight-asian="normal" style:font-size-complex="14pt" style:font-style-complex="normal" style:font-weight-complex="normal"/>
    </style:style>
    <style:style style:name="P18" style:family="paragraph" style:parent-style-name="Standard">
      <style:text-properties style:text-position="0% 100%" fo:font-size="14pt" fo:font-style="normal" fo:font-weight="normal" officeooo:rsid="006c7a7d" officeooo:paragraph-rsid="006c7a7d" style:font-size-asian="14pt" style:font-style-asian="normal" style:font-weight-asian="normal" style:font-size-complex="14pt" style:font-style-complex="normal" style:font-weight-complex="normal"/>
    </style:style>
    <style:style style:name="P19" style:family="paragraph" style:parent-style-name="Standard">
      <style:text-properties style:text-position="0% 100%" fo:font-size="14pt" fo:font-style="normal" fo:font-weight="normal" officeooo:rsid="006edaab" officeooo:paragraph-rsid="006edaab" style:font-size-asian="14pt" style:font-style-asian="normal" style:font-weight-asian="normal" style:font-size-complex="14pt" style:font-style-complex="normal" style:font-weight-complex="normal"/>
    </style:style>
    <style:style style:name="T1" style:family="text">
      <style:text-properties style:text-position="super 58%" fo:font-weight="normal" style:font-weight-asian="normal" style:font-weight-complex="normal"/>
    </style:style>
    <style:style style:name="T2" style:family="text">
      <style:text-properties style:text-position="0% 100%"/>
    </style:style>
    <style:style style:name="T3" style:family="text">
      <style:text-properties style:text-position="0% 100%" officeooo:rsid="005950b0"/>
    </style:style>
    <style:style style:name="T4" style:family="text">
      <style:text-properties style:text-position="0% 100%" officeooo:rsid="0068f078"/>
    </style:style>
    <style:style style:name="T5" style:family="text">
      <style:text-properties style:text-position="0% 100%" fo:font-weight="bold" style:font-weight-asian="bold" style:font-weight-complex="bold"/>
    </style:style>
    <style:style style:name="T6" style:family="text">
      <style:text-properties style:text-position="0% 100%" fo:font-weight="normal" style:font-weight-asian="normal" style:font-weight-complex="normal"/>
    </style:style>
    <style:style style:name="T7" style:family="text">
      <style:text-properties style:text-position="0% 100%" fo:font-weight="normal" officeooo:rsid="006a9a97" style:font-weight-asian="normal" style:font-weight-complex="normal"/>
    </style:style>
    <style:style style:name="T8" style:family="text">
      <style:text-properties style:text-position="0% 100%" style:font-name="Liberation Serif1" fo:font-weight="normal" officeooo:rsid="006a9a97" style:font-weight-asian="normal" style:font-weight-complex="normal"/>
    </style:style>
    <style:style style:name="T9" style:family="text">
      <style:text-properties style:text-position="0% 100%" officeooo:rsid="006fa8ac"/>
    </style:style>
    <style:style style:name="T10" style:family="text">
      <style:text-properties fo:font-weight="bold" style:font-weight-asian="bold" style:font-weight-complex="bold"/>
    </style:style>
    <style:style style:name="T11" style:family="text">
      <style:text-properties officeooo:rsid="005950b0"/>
    </style:style>
    <style:style style:name="T12" style:family="text">
      <style:text-properties officeooo:rsid="005a1734"/>
    </style:style>
    <style:style style:name="T13" style:family="text">
      <style:text-properties fo:font-weight="normal" style:font-weight-asian="normal" style:font-weight-complex="normal"/>
    </style:style>
    <style:style style:name="T14" style:family="text">
      <style:text-properties fo:font-weight="normal" officeooo:rsid="006c2a53" style:font-weight-asian="normal" style:font-weight-complex="normal"/>
    </style:style>
    <style:style style:name="T15" style:family="text">
      <style:text-properties fo:font-weight="normal" officeooo:rsid="006dbf24" style:font-weight-asian="normal" style:font-weight-complex="normal"/>
    </style:style>
    <style:style style:name="T16" style:family="text">
      <style:text-properties fo:font-weight="normal" officeooo:rsid="006fa8ac" style:font-weight-asian="normal" style:font-weight-complex="normal"/>
    </style:style>
    <style:style style:name="T17" style:family="text">
      <style:text-properties officeooo:rsid="006fa8a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2">S4 - Meataxe64 Overview</text:span></text:p>
      <text:p text:style-name="P1">Richard Parker <text:span text:style-name="T11">21</text:span>.<text:span text:style-name="T11">5</text:span>.201<text:span text:style-name="T11">9</text:span></text:p>
      <text:p text:style-name="P9"/>
      <text:p text:style-name="P2"><text:span text:style-name="T4">Very approximately, as of today, </text:span><text:span text:style-name="T3"><text:s/></text:span><text:span text:style-name="T4">meataxe64 consists of just over 30,000 lines of code, of which about 3,000 lines is in x86 assembler and the rest in "c". <text:s/>This is therefore a fairly large computer system, and - having taken nearly 8 years to develop - it is somewhat difficult to describe. <text:s/>It is build in a fairly modular fashion, however, and I feel the best place to start is to give an overview of what the various components do</text:span><text:span text:style-name="T9"> so the reader can perhaps see the </text:span><text:span text:style-name="T4">big picture. <text:s/>Hopefully the reader will forgive mild deliberate inaccuracies (as well as the accidental ones) on the basis that a little inaccuracy can save a shed-load of explanation. <text:s/>We want to be able to see the wood for the trees at this point.</text:span></text:p>
      <text:p text:style-name="P11"/>
      <text:p text:style-name="P3"><text:span text:style-name="T2">The starting point is probably the </text:span><text:span text:style-name="T5">field</text:span><text:span text:style-name="T6"> module, whose function is much the same as the arithmetic routines in older systems. <text:s/>It works with single field elements and vectors of field elements</text:span><text:span text:style-name="T7"> (in a defined format called Dfmt)</text:span><text:span text:style-name="T6"> for all fields of order less than 2</text:span><text:span text:style-name="T1">64</text:span><text:span text:style-name="T6">. <text:s/>However, it has been highly tuned in many places, as routines in this module are often of performance importance, albeit at a secondary level. <text:s/>Hence, for example, the DSMad routine</text:span><text:span text:style-name="T7"> consists of a switch-statement choosing between 12 different ways of performing a vector multiply-and-add C += </text:span><text:span text:style-name="T8">λ</text:span><text:span text:style-name="T7">.B. <text:s/>It would be possible to write the entire meataxe based on these routines, and indeed many such programs exist for use in testing.</text:span></text:p>
      <text:p text:style-name="P12"/>
      <text:p text:style-name="P4"><text:span text:style-name="T6">For performance work, however, the </text:span><text:span text:style-name="T5">hpmi</text:span><text:span text:style-name="T6"> module is much faster, though harder to use. <text:s/>Here the aim is to perform C += A . B for matrices A, B and C. <text:s/>The main idea is that matrix A (respectively B) is converted to a private format Afmt (respectively Bfmt), where the matrix of Bfmt must be a collection of </text:span><text:span text:style-name="T5">bricks</text:span><text:span text:style-name="T6"> of a specific size and shape, the multiplication being invariably done by assembler subroutines and the result converted out of Cfmt at the end. <text:s/>As a rough guide the hpmi is about 50 times faster than the field module, but - with all these conversions and restrictions - is a lot harder to use. <text:s/>The hpmi works only for prime fields, and currently only 2-193.</text:span></text:p>
      <text:p text:style-name="P13"/>
      <text:p text:style-name="P4"><text:span text:style-name="T6">To work at performance with extension fields, the </text:span><text:span text:style-name="T5">linf</text:span><text:span text:style-name="T6"> module is used. <text:s/>This converts matrices over an extension field into matrices over the prime field, multiplies them in the prime field and then works out the extension field product at the end. <text:s/>Quadratic and Cubic extensions of prime fields are implemented generically (even for primes where there is no hpmi) and all other extension fields up to 65536 are implemented specifically.</text:span></text:p>
      <text:p text:style-name="P13"/>
      <text:p text:style-name="P4"><text:span text:style-name="T6">As the umbrella module for all this, the </text:span><text:span text:style-name="T5">slab</text:span><text:span text:style-name="T6"> module does matrix multiplication and Gaussian elimination for any matrix in a single core. <text:s/>It is here that Strassen, and the chopping of Gaussian to make better use of the hpmi is done, as well as transpose.</text:span></text:p>
      <text:p text:style-name="P13"/>
      <text:p text:style-name="P4"><text:span text:style-name="T6">Supporting all this, the </text:span><text:span text:style-name="T5">pcrit</text:span><text:span text:style-name="T6"> module (consisting of several source files) provides all </text:span><text:soft-page-break/><text:span text:style-name="T6">the assembler routines necessary for all this.</text:span></text:p>
      <text:p text:style-name="P10"/>
      <text:p text:style-name="P5">There are a few, more minor modules . . . <text:span text:style-name="T10">bitstring</text:span><text:span text:style-name="T13">, </text:span><text:span text:style-name="T10">gauss</text:span><text:span text:style-name="T13"> (to do the field-level base-case Gaussian elimination) </text:span><text:span text:style-name="T10">io</text:span><text:span text:style-name="T13"> to read and write data</text:span><text:span text:style-name="T14">.</text:span></text:p>
      <text:p text:style-name="P14"/>
      <text:p text:style-name="P15">All the above are single-thread routines.</text:p>
      <text:p text:style-name="P15"/>
      <text:p text:style-name="P6"><text:span text:style-name="T13">Next up the software stack comes the </text:span><text:span text:style-name="T10">tfarm</text:span><text:span text:style-name="T13"> module. <text:s/>This handles the submission, scheduling and calling the various JOBs into which a program may be split to utilize the concurrent execution on multiple cores. <text:s/>The idea here is that all the things that need to be done in matrix multiplication and Gaussian elimination can pass through the tfarm module. <text:s/>There are just three routines that interface to this - </text:span><text:span text:style-name="T10">mmul</text:span><text:span text:style-name="T13"> for matrix multiplication, and </text:span><text:span text:style-name="T10">mech</text:span><text:span text:style-name="T13"> and </text:span><text:span text:style-name="T10">mpef</text:span><text:span text:style-name="T13"> to put a matrix into echelon form with and without transformation matrix respectively.</text:span><text:span text:style-name="T15"> <text:s/>These take their input from files.</text:span></text:p>
      <text:p text:style-name="P16"/>
      <text:p text:style-name="P7"><text:span text:style-name="T15">T</text:span><text:span text:style-name="T13">here may be some argument for including also multi-core routines that do things to matrices in memory, but this threatens to have fairly adverse effects on the memory footprint. <text:s/>mmul, mech and mpef all chop the matrix up (into "slabs") during input and reassemble them on output, and for normal meataxe use if the matrices are small, the file I/O is not a major issue if the matrices are in the disk cache, or indeed in a ram-disk. <text:s text:c="2"/>For incorporation into a bigger system, I suspect this issue would need to be addressed somehow.</text:span></text:p>
      <text:p text:style-name="P18"/>
      <text:p text:style-name="P7"><text:span text:style-name="T13">There is then the </text:span><text:span text:style-name="T10">funs</text:span><text:span text:style-name="T13"> (functions) module that has multiple routines to perform things to disk files. <text:s/>As well as the multiplication and Gaussian, there are many more routines that do not utilize multiplie cores. <text:s/>For example transpose is implemented in a single core since it is usually I/O bound and anyway not that slow. <text:s/>The idea is that a higher level program (such as "chop this module up into its irreducible constituents) would operate by calling the funs layer so that it can use the full power of meataxe64 in a relatively easy-to-use way. <text:s/>I suspect, however, that this layer is not as mature as it might be, as it has only been used so far for the simple-minded programs we need.</text:span></text:p>
      <text:p text:style-name="P17"/>
      <text:p text:style-name="P7"><text:span text:style-name="T13">Finally there are the </text:span><text:span text:style-name="T10">z-programs</text:span><text:span text:style-name="T13">. <text:s/>There are many dozen of these now, including (but by no means limited to) the MU AD NU SP TE SB </text:span><text:span text:style-name="T16">TR </text:span><text:span text:style-name="T13">IV of the ancient system.</text:span></text:p>
      <text:p text:style-name="P17"/>
      <text:p text:style-name="P19">The ordinary use of meataxe64 would probably consist of shell scripts calling the z-progra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9-05-21T14:42:48.157950968</dc:date>
    <meta:editing-duration>P1DT53M54S</meta:editing-duration>
    <meta:editing-cycles>161</meta:editing-cycles>
    <meta:generator>LibreOffice/5.1.6.2$Linux_X86_64 LibreOffice_project/10m0$Build-2</meta:generator>
    <meta:printed-by>User </meta:printed-by>
    <meta:print-date>2012-08-06T12:45:35</meta:print-date>
    <meta:document-statistic meta:table-count="0" meta:image-count="0" meta:object-count="0" meta:page-count="2" meta:paragraph-count="15" meta:word-count="906" meta:character-count="5198" meta:non-whitespace-character-count="4279"/>
  </office:meta>
</office:document-meta>
</file>